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9A000001479A9F07D397023815.png" manifest:media-type="image/png"/>
  <manifest:file-entry manifest:full-path="Pictures/2000003500000BB80000178B8464FC57EA41119C.wmf" manifest:media-type="image/x-wmf"/>
  <manifest:file-entry manifest:full-path="Pictures/1000500100000BD10000192181E180F9B6E0BFEC.svg" manifest:media-type="image/svg+xml"/>
  <manifest:file-entry manifest:full-path="Pictures/200000C60000138E0000083CE52552DECE13B6F4.wmf" manifest:media-type="image/x-wmf"/>
  <manifest:file-entry manifest:full-path="Pictures/10000201000003860000025A9C522720CE62B36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Ultrafine_20_Dotted_20__28_var_29_"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svg:stroke-opacity="0%" draw:fill-color="#ed1c2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-color="#ffec00" draw:textarea-horizontal-align="justify" draw:textarea-vertical-align="middle" draw:auto-grow-height="false" fo:min-height="0.45cm" fo:min-width="2.849cm"/>
    </style:style>
    <style:style style:name="gr6" style:family="graphic" style:parent-style-name="standard">
      <style:graphic-properties draw:stroke="none" svg:stroke-color="#000000" draw:fill="none" draw:fill-color="#ffffff" fo:min-height="1.737cm"/>
    </style:style>
    <style:style style:name="gr7" style:family="graphic" style:parent-style-name="standard">
      <style:graphic-properties draw:stroke="dash" draw:stroke-dash="Ultrafine_20_Dotted_20__28_var_29_" svg:stroke-width="0.159cm" svg:stroke-color="#f58220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svg:stroke-color="#000000" draw:fill-color="#ffec00" draw:textarea-horizontal-align="justify" draw:textarea-vertical-align="middle" draw:auto-grow-height="false" fo:min-height="0.672cm" fo:min-width="4.77cm"/>
    </style:style>
    <style:style style:name="gr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d1c2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ec00"/>
      <style:paragraph-properties fo:text-align="center"/>
      <style:text-properties fo:color="#ed1c24" style:font-name="Arial" fo:font-size="11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color="#000000" style:font-name="Arial" fo:font-size="22pt" style:font-size-asian="22pt" style:font-size-complex="22pt"/>
    </style:style>
    <style:style style:name="T1" style:family="text">
      <style:text-properties fo:color="#ed1c24" style:font-name="Arial" fo:font-size="11pt"/>
    </style:style>
    <style:style style:name="T2" style:family="text">
      <style:text-properties fo:color="#000000" style:font-name="Arial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91cm" svg:height="10.618cm" svg:x="7.003cm" svg:y="5.27cm">
          <draw:image xlink:href="Pictures/10000201000003860000025A9C522720CE62B364.png" xlink:type="simple" xlink:show="embed" xlink:actuate="onLoad">
            <text:p/>
          </draw:image>
        </draw:frame>
        <draw:line draw:style-name="gr2" draw:text-style-name="P1" draw:layer="layout" svg:x1="9.313cm" svg:y1="5.473cm" svg:x2="11.409cm" svg:y2="6.683cm">
          <text:p/>
        </draw:line>
        <draw:line draw:style-name="gr3" draw:text-style-name="P1" draw:layer="layout" svg:x1="8.024cm" svg:y1="5.857cm" svg:x2="22.375cm" svg:y2="14.142cm">
          <text:p/>
        </draw:line>
        <draw:frame draw:style-name="gr1" draw:text-style-name="P1" draw:layer="layout" svg:width="1.172cm" svg:height="0.491cm" draw:transform="skewX (-0.00610865238198011) rotate (2.61799387799149) translate (12.348cm 7.305cm)">
          <draw:image xlink:href="Pictures/200000C60000138E0000083CE52552DECE13B6F4.wmf" xlink:type="simple" xlink:show="embed" xlink:actuate="onLoad">
            <text:p/>
          </draw:image>
        </draw:frame>
        <draw:line draw:style-name="gr2" draw:text-style-name="P1" draw:layer="layout" svg:x1="12.384cm" svg:y1="7.228cm" svg:x2="15.7cm" svg:y2="9.1cm">
          <text:p/>
        </draw:line>
        <draw:frame draw:style-name="gr1" draw:text-style-name="P1" draw:layer="layout" svg:width="1.172cm" svg:height="0.491cm" draw:transform="skewX (-0.00610865238198011) rotate (2.61799387799149) translate (16.557cm 9.7cm)">
          <draw:image xlink:href="Pictures/200000C60000138E0000083CE52552DECE13B6F4.wmf" xlink:type="simple" xlink:show="embed" xlink:actuate="onLoad">
            <text:p/>
          </draw:image>
        </draw:frame>
        <draw:line draw:style-name="gr2" draw:text-style-name="P1" draw:layer="layout" svg:x1="18cm" svg:y1="10.5cm" svg:x2="21.9cm" svg:y2="12.7cm">
          <text:p/>
        </draw:line>
        <draw:custom-shape draw:style-name="gr4" draw:text-style-name="P2" draw:layer="layout" svg:width="0.7cm" svg:height="0.7cm" svg:x="10.805cm" svg:y="9.704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180.9264305177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349cm" svg:height="0.7cm" svg:x="7.451cm" svg:y="10.4cm">
          <text:p text:style-name="P3"><text:span text:style-name="T1">Standort Sanitä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5cm" svg:height="1.987cm" svg:x="16cm" svg:y="5.613cm">
          <draw:text-box>
            <text:p text:style-name="P5"><text:span text:style-name="T2">Theodorskirch-platz</text:span></text:p>
          </draw:text-box>
        </draw:frame>
        <draw:line draw:style-name="gr2" draw:text-style-name="P1" draw:layer="layout" svg:x1="7.4cm" svg:y1="6.1cm" svg:x2="10.609cm" svg:y2="7.983cm">
          <text:p/>
        </draw:line>
        <draw:frame draw:style-name="gr1" draw:text-style-name="P1" draw:layer="layout" svg:width="1.172cm" svg:height="0.491cm" draw:transform="skewX (-0.00610865238198011) rotate (-0.523598775598299) translate (10.576cm 7.891cm)">
          <draw:image xlink:href="Pictures/200000C60000138E0000083CE52552DECE13B6F4.wmf" xlink:type="simple" xlink:show="embed" xlink:actuate="onLoad">
            <text:p/>
          </draw:image>
        </draw:frame>
        <draw:line draw:style-name="gr2" draw:text-style-name="P1" draw:layer="layout" svg:x1="11.584cm" svg:y1="8.528cm" svg:x2="14.7cm" svg:y2="10.3cm">
          <text:p/>
        </draw:line>
        <draw:frame draw:style-name="gr1" draw:text-style-name="P1" draw:layer="layout" svg:width="1.172cm" svg:height="0.491cm" draw:transform="skewX (-0.00610865238198011) rotate (-0.523598775598299) translate (14.643cm 10.2cm)">
          <draw:image xlink:href="Pictures/200000C60000138E0000083CE52552DECE13B6F4.wmf" xlink:type="simple" xlink:show="embed" xlink:actuate="onLoad">
            <text:p/>
          </draw:image>
        </draw:frame>
        <draw:line draw:style-name="gr2" draw:text-style-name="P1" draw:layer="layout" svg:x1="17cm" svg:y1="11.7cm" svg:x2="21.9cm" svg:y2="14.5cm">
          <text:p/>
        </draw:line>
        <draw:frame draw:style-name="gr1" draw:text-style-name="P1" draw:layer="layout" svg:width="1.172cm" svg:height="0.491cm" draw:transform="skewX (-0.00610865238198011) rotate (-0.523598775598299) translate (21.943cm 14.3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1cm" draw:transform="skewX (-0.00610865238198011) rotate (-0.523598775598299) translate (16.085cm 10.987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1cm" draw:transform="skewX (-0.00610865238198011) rotate (2.61799387799149) translate (18.115cm 10.613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1cm" draw:transform="skewX (-0.00610865238198011) rotate (2.61799387799149) translate (22.715cm 13.3cm)">
          <draw:image xlink:href="Pictures/200000C60000138E0000083CE52552DECE13B6F4.wmf" xlink:type="simple" xlink:show="embed" xlink:actuate="onLoad">
            <text:p/>
          </draw:image>
        </draw:frame>
        <draw:line draw:style-name="gr7" draw:text-style-name="P3" draw:layer="layout" svg:x1="17.2cm" svg:y1="9.3cm" svg:x2="15.5cm" svg:y2="11.5cm">
          <text:p/>
        </draw:line>
        <draw:custom-shape draw:style-name="gr8" draw:text-style-name="P4" draw:layer="layout" svg:width="5.27cm" svg:height="0.922cm" svg:x="12cm" svg:y="12.178cm">
          <text:p text:style-name="P3"><text:span text:style-name="T1">Fussgängerübergang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68cm" svg:height="1.4cm" svg:x="17.3cm" svg:y="8.2cm">
          <draw:image xlink:href="Pictures/2000003500000BB80000178B8464FC57EA41119C.wmf" xlink:type="simple" xlink:show="embed" xlink:actuate="onLoad">
            <text:p/>
          </draw:image>
        </draw:frame>
        <draw:frame draw:style-name="gr1" draw:text-style-name="P1" draw:layer="layout" svg:width="0.68cm" svg:height="1.4cm" svg:x="14.62cm" svg:y="10.1cm">
          <draw:image xlink:href="Pictures/2000003500000BB80000178B8464FC57EA41119C.wmf" xlink:type="simple" xlink:show="embed" xlink:actuate="onLoad">
            <text:p/>
          </draw:image>
        </draw:frame>
        <draw:frame draw:style-name="gr9" draw:text-style-name="P3" draw:layer="layout" svg:width="0.66cm" svg:height="1.4cm" svg:x="16.3cm" svg:y="10.7cm">
          <draw:image xlink:href="Pictures/1000500100000BD10000192181E180F9B6E0BFEC.svg" xlink:type="simple" xlink:show="embed" xlink:actuate="onLoad">
            <text:p/>
          </draw:image>
          <draw:image xlink:href="Pictures/100002010000009A000001479A9F07D397023815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16:33:08.152409107</meta:creation-date>
    <dc:date>2019-10-31T07:29:41.819183877</dc:date>
    <meta:editing-duration>PT20M28S</meta:editing-duration>
    <meta:editing-cycles>4</meta:editing-cycles>
    <meta:generator>LibreOffice/5.4.5.1$MacOSX_X86_64 LibreOffice_project/79c9829dd5d8054ec39a82dc51cd9eff340dbee8</meta:generator>
    <meta:document-statistic meta:object-count="24"/>
  </office:meta>
</office:document-meta>
</file>